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6.154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to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&lt;num_code&gt;</text:p>
          </table:table-cell>
          <table:table-cell table:style-name="ce3" office:value-type="string">
            <text:p>&lt;country_name&gt;</text:p>
          </table:table-cell>
          <table:table-cell table:style-name="ce3" office:value-type="string">
            <text:p>&lt;iso_code&gt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fghanistan </text:p>
          </table:table-cell>
          <table:table-cell office:value-type="string">
            <text:p>AFG 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Åland Islands</text:p>
          </table:table-cell>
          <table:table-cell office:value-type="string">
            <text:p>AL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bania </text:p>
          </table:table-cell>
          <table:table-cell office:value-type="string">
            <text:p>ALB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lgeria </text:p>
          </table:table-cell>
          <table:table-cell office:value-type="string">
            <text:p>DZA 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merican Samoa </text:p>
          </table:table-cell>
          <table:table-cell office:value-type="string">
            <text:p>ASM 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ndorra </text:p>
          </table:table-cell>
          <table:table-cell office:value-type="string">
            <text:p>AND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ngola </text:p>
          </table:table-cell>
          <table:table-cell office:value-type="string">
            <text:p>AGO 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Anguilla </text:p>
          </table:table-cell>
          <table:table-cell office:value-type="string">
            <text:p>AIA 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ntigua and Barbuda </text:p>
          </table:table-cell>
          <table:table-cell office:value-type="string">
            <text:p>ATG 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rgentina </text:p>
          </table:table-cell>
          <table:table-cell office:value-type="string">
            <text:p>ARG 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rmenia </text:p>
          </table:table-cell>
          <table:table-cell office:value-type="string">
            <text:p>ARM 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Aruba </text:p>
          </table:table-cell>
          <table:table-cell office:value-type="string">
            <text:p>ABW 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ustralia </text:p>
          </table:table-cell>
          <table:table-cell office:value-type="string">
            <text:p>AUS 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ustria </text:p>
          </table:table-cell>
          <table:table-cell office:value-type="string">
            <text:p>AUT 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zerbaijan </text:p>
          </table:table-cell>
          <table:table-cell office:value-type="string">
            <text:p>AZE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Bahamas </text:p>
          </table:table-cell>
          <table:table-cell office:value-type="string">
            <text:p>BHS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ahrain </text:p>
          </table:table-cell>
          <table:table-cell office:value-type="string">
            <text:p>BHR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Bangladesh </text:p>
          </table:table-cell>
          <table:table-cell office:value-type="string">
            <text:p>BGD 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Barbados </text:p>
          </table:table-cell>
          <table:table-cell office:value-type="string">
            <text:p>BRB 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Belarus </text:p>
          </table:table-cell>
          <table:table-cell office:value-type="string">
            <text:p>BLR 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elgium </text:p>
          </table:table-cell>
          <table:table-cell office:value-type="string">
            <text:p>BEL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elize </text:p>
          </table:table-cell>
          <table:table-cell office:value-type="string">
            <text:p>BLZ 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enin </text:p>
          </table:table-cell>
          <table:table-cell office:value-type="string">
            <text:p>BEN 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ermuda </text:p>
          </table:table-cell>
          <table:table-cell office:value-type="string">
            <text:p>BMU 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hutan </text:p>
          </table:table-cell>
          <table:table-cell office:value-type="string">
            <text:p>BTN 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Bolivia (Plurinational State of) </text:p>
          </table:table-cell>
          <table:table-cell office:value-type="string">
            <text:p>BOL </text:p>
          </table:table-cell>
        </table:table-row>
        <table:table-row table:style-name="ro3">
          <table:table-cell office:value-type="float" office:value="535">
            <text:p>535</text:p>
          </table:table-cell>
          <table:table-cell office:value-type="string">
            <text:p>Bonaire, Saint Eustatius and Saba</text:p>
          </table:table-cell>
          <table:table-cell office:value-type="string">
            <text:p>BES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Bosnia and Herzegovina </text:p>
          </table:table-cell>
          <table:table-cell office:value-type="string">
            <text:p>BIH 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Botswana </text:p>
          </table:table-cell>
          <table:table-cell office:value-type="string">
            <text:p>BWA 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Brazil </text:p>
          </table:table-cell>
          <table:table-cell office:value-type="string">
            <text:p>BRA 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British Virgin Islands </text:p>
          </table:table-cell>
          <table:table-cell office:value-type="string">
            <text:p>VGB 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Brunei Darussalam </text:p>
          </table:table-cell>
          <table:table-cell office:value-type="string">
            <text:p>BRN 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ulgaria </text:p>
          </table:table-cell>
          <table:table-cell office:value-type="string">
            <text:p>BGR 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Burkina Faso </text:p>
          </table:table-cell>
          <table:table-cell office:value-type="string">
            <text:p>BFA 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Burundi </text:p>
          </table:table-cell>
          <table:table-cell office:value-type="string">
            <text:p>BDI 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abo Verde </text:p>
          </table:table-cell>
          <table:table-cell office:value-type="string">
            <text:p>CPV 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ambodia </text:p>
          </table:table-cell>
          <table:table-cell office:value-type="string">
            <text:p>KHM 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ameroon </text:p>
          </table:table-cell>
          <table:table-cell office:value-type="string">
            <text:p>CMR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anada </text:p>
          </table:table-cell>
          <table:table-cell office:value-type="string">
            <text:p>CAN 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Cayman Islands </text:p>
          </table:table-cell>
          <table:table-cell office:value-type="string">
            <text:p>CYM 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Central African Republic </text:p>
          </table:table-cell>
          <table:table-cell office:value-type="string">
            <text:p>CAF 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Chad </text:p>
          </table:table-cell>
          <table:table-cell office:value-type="string">
            <text:p>TCD 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Channel Islands </text:p>
          </table:table-cell>
          <table:table-cell table:style-name="ce5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Chile </text:p>
          </table:table-cell>
          <table:table-cell office:value-type="string">
            <text:p>CHL 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China </text:p>
          </table:table-cell>
          <table:table-cell office:value-type="string">
            <text:p>CHN </text:p>
          </table:table-cell>
        </table:table-row>
        <table:table-row table:style-name="ro4">
          <table:table-cell office:value-type="float" office:value="344">
            <text:p>344</text:p>
          </table:table-cell>
          <table:table-cell office:value-type="string">
            <text:p>China, Hong Kong Special Administrative Region</text:p>
          </table:table-cell>
          <table:table-cell office:value-type="string">
            <text:p>HKG</text:p>
          </table:table-cell>
        </table:table-row>
        <table:table-row table:style-name="ro4">
          <table:table-cell office:value-type="float" office:value="446">
            <text:p>446</text:p>
          </table:table-cell>
          <table:table-cell office:value-type="string">
            <text:p>China, Macao Special Administrative Region</text:p>
          </table:table-cell>
          <table:table-cell office:value-type="string">
            <text:p>MAC 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Colombia </text:p>
          </table:table-cell>
          <table:table-cell office:value-type="string">
            <text:p>COL 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Comoros </text:p>
          </table:table-cell>
          <table:table-cell office:value-type="string">
            <text:p>COM 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Congo </text:p>
          </table:table-cell>
          <table:table-cell office:value-type="string">
            <text:p>COG 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Cook Islands </text:p>
          </table:table-cell>
          <table:table-cell office:value-type="string">
            <text:p>COK 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Costa Rica </text:p>
          </table:table-cell>
          <table:table-cell office:value-type="string">
            <text:p>CRI 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Côte d'Ivoire </text:p>
          </table:table-cell>
          <table:table-cell office:value-type="string">
            <text:p>CIV 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Croatia </text:p>
          </table:table-cell>
          <table:table-cell office:value-type="string">
            <text:p>HRV 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Cuba </text:p>
          </table:table-cell>
          <table:table-cell office:value-type="string">
            <text:p>CUB 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Curaçao</text:p>
          </table:table-cell>
          <table:table-cell office:value-type="string">
            <text:p>CUW 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Cyprus </text:p>
          </table:table-cell>
          <table:table-cell office:value-type="string">
            <text:p>CYP 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Czech Republic </text:p>
          </table:table-cell>
          <table:table-cell office:value-type="string">
            <text:p>CZE </text:p>
          </table:table-cell>
        </table:table-row>
        <table:table-row table:style-name="ro4">
          <table:table-cell office:value-type="float" office:value="408">
            <text:p>408</text:p>
          </table:table-cell>
          <table:table-cell office:value-type="string">
            <text:p>Democratic People's Republic of Korea </text:p>
          </table:table-cell>
          <table:table-cell office:value-type="string">
            <text:p>PRK 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Democratic Republic of the Congo </text:p>
          </table:table-cell>
          <table:table-cell office:value-type="string">
            <text:p>COD 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Denmark </text:p>
          </table:table-cell>
          <table:table-cell office:value-type="string">
            <text:p>DNK 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Djibouti </text:p>
          </table:table-cell>
          <table:table-cell office:value-type="string">
            <text:p>DJI 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Dominica </text:p>
          </table:table-cell>
          <table:table-cell office:value-type="string">
            <text:p>DMA 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ominican Republic </text:p>
          </table:table-cell>
          <table:table-cell office:value-type="string">
            <text:p>DOM 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Ecuador </text:p>
          </table:table-cell>
          <table:table-cell office:value-type="string">
            <text:p>ECU 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Egypt </text:p>
          </table:table-cell>
          <table:table-cell office:value-type="string">
            <text:p>EGY 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El Salvador </text:p>
          </table:table-cell>
          <table:table-cell office:value-type="string">
            <text:p>SLV 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Equatorial Guinea </text:p>
          </table:table-cell>
          <table:table-cell office:value-type="string">
            <text:p>GNQ 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Eritrea </text:p>
          </table:table-cell>
          <table:table-cell office:value-type="string">
            <text:p>ERI 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Estonia </text:p>
          </table:table-cell>
          <table:table-cell office:value-type="string">
            <text:p>EST 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Ethiopia </text:p>
          </table:table-cell>
          <table:table-cell office:value-type="string">
            <text:p>ETH 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Faeroe Islands </text:p>
          </table:table-cell>
          <table:table-cell office:value-type="string">
            <text:p>FRO </text:p>
          </table:table-cell>
        </table:table-row>
        <table:table-row table:style-name="ro3">
          <table:table-cell office:value-type="float" office:value="238">
            <text:p>238</text:p>
          </table:table-cell>
          <table:table-cell office:value-type="string">
            <text:p>Falkland Islands (Malvinas) </text:p>
          </table:table-cell>
          <table:table-cell office:value-type="string">
            <text:p>FLK 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Fiji </text:p>
          </table:table-cell>
          <table:table-cell office:value-type="string">
            <text:p>FJI 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Finland </text:p>
          </table:table-cell>
          <table:table-cell office:value-type="string">
            <text:p>FIN 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rance </text:p>
          </table:table-cell>
          <table:table-cell office:value-type="string">
            <text:p>FRA 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French Guiana </text:p>
          </table:table-cell>
          <table:table-cell office:value-type="string">
            <text:p>GUF 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French Polynesia </text:p>
          </table:table-cell>
          <table:table-cell office:value-type="string">
            <text:p>PYF 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Gabon </text:p>
          </table:table-cell>
          <table:table-cell office:value-type="string">
            <text:p>GAB 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Gambia </text:p>
          </table:table-cell>
          <table:table-cell office:value-type="string">
            <text:p>GMB 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Georgia </text:p>
          </table:table-cell>
          <table:table-cell office:value-type="string">
            <text:p>GEO 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Germany </text:p>
          </table:table-cell>
          <table:table-cell office:value-type="string">
            <text:p>DEU 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Ghana </text:p>
          </table:table-cell>
          <table:table-cell office:value-type="string">
            <text:p>GHA 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Gibraltar </text:p>
          </table:table-cell>
          <table:table-cell office:value-type="string">
            <text:p>GIB 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Greece </text:p>
          </table:table-cell>
          <table:table-cell office:value-type="string">
            <text:p>GRC 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Greenland </text:p>
          </table:table-cell>
          <table:table-cell office:value-type="string">
            <text:p>GRL 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Grenada </text:p>
          </table:table-cell>
          <table:table-cell office:value-type="string">
            <text:p>GRD 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Guadeloupe </text:p>
          </table:table-cell>
          <table:table-cell office:value-type="string">
            <text:p>GLP 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Guam </text:p>
          </table:table-cell>
          <table:table-cell office:value-type="string">
            <text:p>GUM 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Guatemala </text:p>
          </table:table-cell>
          <table:table-cell office:value-type="string">
            <text:p>GTM 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Guernsey</text:p>
          </table:table-cell>
          <table:table-cell office:value-type="string">
            <text:p>GGY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Guinea </text:p>
          </table:table-cell>
          <table:table-cell office:value-type="string">
            <text:p>GIN </text:p>
          </table:table-cell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Guinea-Bissau </text:p>
          </table:table-cell>
          <table:table-cell office:value-type="string">
            <text:p>GNB 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Guyana </text:p>
          </table:table-cell>
          <table:table-cell office:value-type="string">
            <text:p>GUY 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aiti </text:p>
          </table:table-cell>
          <table:table-cell office:value-type="string">
            <text:p>HTI 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Holy See </text:p>
          </table:table-cell>
          <table:table-cell office:value-type="string">
            <text:p>VAT 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Honduras </text:p>
          </table:table-cell>
          <table:table-cell office:value-type="string">
            <text:p>HND 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ungary </text:p>
          </table:table-cell>
          <table:table-cell office:value-type="string">
            <text:p>HUN 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Iceland </text:p>
          </table:table-cell>
          <table:table-cell office:value-type="string">
            <text:p>ISL 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India </text:p>
          </table:table-cell>
          <table:table-cell office:value-type="string">
            <text:p>IND 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Indonesia </text:p>
          </table:table-cell>
          <table:table-cell office:value-type="string">
            <text:p>IDN 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Iran (Islamic Republic of)</text:p>
          </table:table-cell>
          <table:table-cell office:value-type="string">
            <text:p>IRN 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Iraq </text:p>
          </table:table-cell>
          <table:table-cell office:value-type="string">
            <text:p>IRQ 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Ireland </text:p>
          </table:table-cell>
          <table:table-cell office:value-type="string">
            <text:p>IRL 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Isle of Man </text:p>
          </table:table-cell>
          <table:table-cell office:value-type="string">
            <text:p>IMN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Israel </text:p>
          </table:table-cell>
          <table:table-cell office:value-type="string">
            <text:p>ISR 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Italy </text:p>
          </table:table-cell>
          <table:table-cell office:value-type="string">
            <text:p>ITA 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Jamaica </text:p>
          </table:table-cell>
          <table:table-cell office:value-type="string">
            <text:p>JAM 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Japan </text:p>
          </table:table-cell>
          <table:table-cell office:value-type="string">
            <text:p>JPN 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Jersey</text:p>
          </table:table-cell>
          <table:table-cell office:value-type="string">
            <text:p>JEY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Jordan </text:p>
          </table:table-cell>
          <table:table-cell office:value-type="string">
            <text:p>JOR 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Kazakhstan </text:p>
          </table:table-cell>
          <table:table-cell office:value-type="string">
            <text:p>KAZ 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Kenya </text:p>
          </table:table-cell>
          <table:table-cell office:value-type="string">
            <text:p>KEN 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Kiribati </text:p>
          </table:table-cell>
          <table:table-cell office:value-type="string">
            <text:p>KIR 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Kuwait </text:p>
          </table:table-cell>
          <table:table-cell office:value-type="string">
            <text:p>KWT 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Kyrgyzstan </text:p>
          </table:table-cell>
          <table:table-cell office:value-type="string">
            <text:p>KGZ </text:p>
          </table:table-cell>
        </table:table-row>
        <table:table-row table:style-name="ro3">
          <table:table-cell office:value-type="float" office:value="418">
            <text:p>418</text:p>
          </table:table-cell>
          <table:table-cell office:value-type="string">
            <text:p>Lao People's Democratic Republic </text:p>
          </table:table-cell>
          <table:table-cell office:value-type="string">
            <text:p>LAO 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Latvia </text:p>
          </table:table-cell>
          <table:table-cell office:value-type="string">
            <text:p>LVA 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Lebanon </text:p>
          </table:table-cell>
          <table:table-cell office:value-type="string">
            <text:p>LBN 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Lesotho </text:p>
          </table:table-cell>
          <table:table-cell office:value-type="string">
            <text:p>LSO 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Liberia </text:p>
          </table:table-cell>
          <table:table-cell office:value-type="string">
            <text:p>LBR 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Libya </text:p>
          </table:table-cell>
          <table:table-cell office:value-type="string">
            <text:p>LBY 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Liechtenstein </text:p>
          </table:table-cell>
          <table:table-cell office:value-type="string">
            <text:p>LIE 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Lithuania </text:p>
          </table:table-cell>
          <table:table-cell office:value-type="string">
            <text:p>LTU 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Luxembourg </text:p>
          </table:table-cell>
          <table:table-cell office:value-type="string">
            <text:p>LUX 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Madagascar </text:p>
          </table:table-cell>
          <table:table-cell office:value-type="string">
            <text:p>MDG 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Malawi </text:p>
          </table:table-cell>
          <table:table-cell office:value-type="string">
            <text:p>MWI 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Malaysia </text:p>
          </table:table-cell>
          <table:table-cell office:value-type="string">
            <text:p>MYS 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Maldives </text:p>
          </table:table-cell>
          <table:table-cell office:value-type="string">
            <text:p>MDV 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Mali </text:p>
          </table:table-cell>
          <table:table-cell office:value-type="string">
            <text:p>MLI 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Malta </text:p>
          </table:table-cell>
          <table:table-cell office:value-type="string">
            <text:p>MLT </text:p>
          </table:table-cell>
        </table:table-row>
        <table:table-row table:style-name="ro2">
          <table:table-cell office:value-type="float" office:value="584">
            <text:p>584</text:p>
          </table:table-cell>
          <table:table-cell office:value-type="string">
            <text:p>Marshall Islands </text:p>
          </table:table-cell>
          <table:table-cell office:value-type="string">
            <text:p>MHL 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Martinique </text:p>
          </table:table-cell>
          <table:table-cell office:value-type="string">
            <text:p>MTQ 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Mauritania </text:p>
          </table:table-cell>
          <table:table-cell office:value-type="string">
            <text:p>MRT 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Mauritius </text:p>
          </table:table-cell>
          <table:table-cell office:value-type="string">
            <text:p>MUS 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ayotte</text:p>
          </table:table-cell>
          <table:table-cell office:value-type="string">
            <text:p>MYT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Mexico </text:p>
          </table:table-cell>
          <table:table-cell office:value-type="string">
            <text:p>MEX </text:p>
          </table:table-cell>
        </table:table-row>
        <table:table-row table:style-name="ro3">
          <table:table-cell office:value-type="float" office:value="583">
            <text:p>583</text:p>
          </table:table-cell>
          <table:table-cell office:value-type="string">
            <text:p>Micronesia (Federated States of)</text:p>
          </table:table-cell>
          <table:table-cell office:value-type="string">
            <text:p>FSM 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Monaco </text:p>
          </table:table-cell>
          <table:table-cell office:value-type="string">
            <text:p>MCO 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Mongolia </text:p>
          </table:table-cell>
          <table:table-cell office:value-type="string">
            <text:p>MNG 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Montenegro</text:p>
          </table:table-cell>
          <table:table-cell office:value-type="string">
            <text:p>MNE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Montserrat </text:p>
          </table:table-cell>
          <table:table-cell office:value-type="string">
            <text:p>MSR 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Morocco </text:p>
          </table:table-cell>
          <table:table-cell office:value-type="string">
            <text:p>MAR 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Mozambique </text:p>
          </table:table-cell>
          <table:table-cell office:value-type="string">
            <text:p>MOZ 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Myanmar </text:p>
          </table:table-cell>
          <table:table-cell office:value-type="string">
            <text:p>MMR 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Namibia </text:p>
          </table:table-cell>
          <table:table-cell office:value-type="string">
            <text:p>NAM 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Nauru </text:p>
          </table:table-cell>
          <table:table-cell office:value-type="string">
            <text:p>NRU 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Nepal </text:p>
          </table:table-cell>
          <table:table-cell office:value-type="string">
            <text:p>NPL 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Netherlands </text:p>
          </table:table-cell>
          <table:table-cell office:value-type="string">
            <text:p>NLD 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string">
            <text:p>New Caledonia </text:p>
          </table:table-cell>
          <table:table-cell office:value-type="string">
            <text:p>NCL 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New Zealand </text:p>
          </table:table-cell>
          <table:table-cell office:value-type="string">
            <text:p>NZL 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Nicaragua </text:p>
          </table:table-cell>
          <table:table-cell office:value-type="string">
            <text:p>NIC 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Niger </text:p>
          </table:table-cell>
          <table:table-cell office:value-type="string">
            <text:p>NER 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Nigeria </text:p>
          </table:table-cell>
          <table:table-cell office:value-type="string">
            <text:p>NGA 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Niue </text:p>
          </table:table-cell>
          <table:table-cell office:value-type="string">
            <text:p>NIU 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Norfolk Island </text:p>
          </table:table-cell>
          <table:table-cell office:value-type="string">
            <text:p>NFK </text:p>
          </table:table-cell>
        </table:table-row>
        <table:table-row table:style-name="ro3">
          <table:table-cell office:value-type="float" office:value="580">
            <text:p>580</text:p>
          </table:table-cell>
          <table:table-cell office:value-type="string">
            <text:p>Northern Mariana Islands </text:p>
          </table:table-cell>
          <table:table-cell office:value-type="string">
            <text:p>MNP 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Norway </text:p>
          </table:table-cell>
          <table:table-cell office:value-type="string">
            <text:p>NOR 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Oman </text:p>
          </table:table-cell>
          <table:table-cell office:value-type="string">
            <text:p>OMN 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Pakistan </text:p>
          </table:table-cell>
          <table:table-cell office:value-type="string">
            <text:p>PAK 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Palau </text:p>
          </table:table-cell>
          <table:table-cell office:value-type="string">
            <text:p>PLW 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Panama </text:p>
          </table:table-cell>
          <table:table-cell office:value-type="string">
            <text:p>PAN </text:p>
          </table:table-cell>
        </table:table-row>
        <table:table-row table:style-name="ro2">
          <table:table-cell office:value-type="float" office:value="598">
            <text:p>598</text:p>
          </table:table-cell>
          <table:table-cell office:value-type="string">
            <text:p>Papua New Guinea </text:p>
          </table:table-cell>
          <table:table-cell office:value-type="string">
            <text:p>PNG 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Paraguay </text:p>
          </table:table-cell>
          <table:table-cell office:value-type="string">
            <text:p>PRY 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Peru </text:p>
          </table:table-cell>
          <table:table-cell office:value-type="string">
            <text:p>PER 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Philippines </text:p>
          </table:table-cell>
          <table:table-cell office:value-type="string">
            <text:p>PHL 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Pitcairn </text:p>
          </table:table-cell>
          <table:table-cell office:value-type="string">
            <text:p>PCN 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Poland </text:p>
          </table:table-cell>
          <table:table-cell office:value-type="string">
            <text:p>POL 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Portugal </text:p>
          </table:table-cell>
          <table:table-cell office:value-type="string">
            <text:p>PRT 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Puerto Rico </text:p>
          </table:table-cell>
          <table:table-cell office:value-type="string">
            <text:p>PRI 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Qatar </text:p>
          </table:table-cell>
          <table:table-cell office:value-type="string">
            <text:p>QAT 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Republic of Korea </text:p>
          </table:table-cell>
          <table:table-cell office:value-type="string">
            <text:p>KOR </text:p>
          </table:table-cell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Republic of Moldova</text:p>
          </table:table-cell>
          <table:table-cell office:value-type="string">
            <text:p>MDA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Réunion </text:p>
          </table:table-cell>
          <table:table-cell office:value-type="string">
            <text:p>REU 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Romania </text:p>
          </table:table-cell>
          <table:table-cell office:value-type="string">
            <text:p>ROU 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Russian Federation </text:p>
          </table:table-cell>
          <table:table-cell office:value-type="string">
            <text:p>RUS 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Rwanda </text:p>
          </table:table-cell>
          <table:table-cell office:value-type="string">
            <text:p>RWA </text:p>
          </table:table-cell>
        </table:table-row>
        <table:table-row table:style-name="ro2">
          <table:table-cell office:value-type="float" office:value="652">
            <text:p>652</text:p>
          </table:table-cell>
          <table:table-cell office:value-type="string">
            <text:p>Saint-Barthélemy</text:p>
          </table:table-cell>
          <table:table-cell office:value-type="string">
            <text:p>BLM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Saint Helena </text:p>
          </table:table-cell>
          <table:table-cell office:value-type="string">
            <text:p>SHN 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Saint Kitts and Nevis </text:p>
          </table:table-cell>
          <table:table-cell office:value-type="string">
            <text:p>KNA 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Saint Lucia </text:p>
          </table:table-cell>
          <table:table-cell office:value-type="string">
            <text:p>LCA </text:p>
          </table:table-cell>
        </table:table-row>
        <table:table-row table:style-name="ro2">
          <table:table-cell office:value-type="float" office:value="663">
            <text:p>663</text:p>
          </table:table-cell>
          <table:table-cell office:value-type="string">
            <text:p>Saint-Martin (French part)</text:p>
          </table:table-cell>
          <table:table-cell office:value-type="string">
            <text:p>MAF</text:p>
          </table:table-cell>
        </table:table-row>
        <table:table-row table:style-name="ro2">
          <table:table-cell office:value-type="float" office:value="666">
            <text:p>666</text:p>
          </table:table-cell>
          <table:table-cell office:value-type="string">
            <text:p>Saint Pierre and Miquelon </text:p>
          </table:table-cell>
          <table:table-cell office:value-type="string">
            <text:p>SPM </text:p>
          </table:table-cell>
        </table:table-row>
        <table:table-row table:style-name="ro3">
          <table:table-cell office:value-type="float" office:value="670">
            <text:p>670</text:p>
          </table:table-cell>
          <table:table-cell office:value-type="string">
            <text:p>Saint Vincent and the Grenadines </text:p>
          </table:table-cell>
          <table:table-cell office:value-type="string">
            <text:p>VCT 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Samoa </text:p>
          </table:table-cell>
          <table:table-cell office:value-type="string">
            <text:p>WSM 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an Marino </text:p>
          </table:table-cell>
          <table:table-cell office:value-type="string">
            <text:p>SMR </text:p>
          </table:table-cell>
        </table:table-row>
        <table:table-row table:style-name="ro2">
          <table:table-cell office:value-type="float" office:value="678">
            <text:p>678</text:p>
          </table:table-cell>
          <table:table-cell office:value-type="string">
            <text:p>Sao Tome and Principe </text:p>
          </table:table-cell>
          <table:table-cell office:value-type="string">
            <text:p>STP 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Sark 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Saudi Arabia </text:p>
          </table:table-cell>
          <table:table-cell office:value-type="string">
            <text:p>SAU 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Senegal </text:p>
          </table:table-cell>
          <table:table-cell office:value-type="string">
            <text:p>SEN 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Serbia </text:p>
          </table:table-cell>
          <table:table-cell office:value-type="string">
            <text:p>SRB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Seychelles </text:p>
          </table:table-cell>
          <table:table-cell office:value-type="string">
            <text:p>SYC 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Sierra Leone </text:p>
          </table:table-cell>
          <table:table-cell office:value-type="string">
            <text:p>SLE 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Singapore </text:p>
          </table:table-cell>
          <table:table-cell office:value-type="string">
            <text:p>SGP </text:p>
          </table:table-cell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Sint Maarten (Dutch part)</text:p>
          </table:table-cell>
          <table:table-cell office:value-type="string">
            <text:p>SXM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Slovakia </text:p>
          </table:table-cell>
          <table:table-cell office:value-type="string">
            <text:p>SVK 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Slovenia </text:p>
          </table:table-cell>
          <table:table-cell office:value-type="string">
            <text:p>SVN 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Solomon Islands </text:p>
          </table:table-cell>
          <table:table-cell office:value-type="string">
            <text:p>SLB 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Somalia </text:p>
          </table:table-cell>
          <table:table-cell office:value-type="string">
            <text:p>SOM 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South Africa </text:p>
          </table:table-cell>
          <table:table-cell office:value-type="string">
            <text:p>ZAF 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South Sudan</text:p>
          </table:table-cell>
          <table:table-cell office:value-type="string">
            <text:p>SSD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Spain </text:p>
          </table:table-cell>
          <table:table-cell office:value-type="string">
            <text:p>ESP 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ri Lanka </text:p>
          </table:table-cell>
          <table:table-cell office:value-type="string">
            <text:p>LKA 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State of Palestine</text:p>
          </table:table-cell>
          <table:table-cell office:value-type="string">
            <text:p>PSE 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Sudan </text:p>
          </table:table-cell>
          <table:table-cell office:value-type="string">
            <text:p>SDN 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Suriname </text:p>
          </table:table-cell>
          <table:table-cell office:value-type="string">
            <text:p>SUR </text:p>
          </table:table-cell>
        </table:table-row>
        <table:table-row table:style-name="ro3">
          <table:table-cell office:value-type="float" office:value="744">
            <text:p>744</text:p>
          </table:table-cell>
          <table:table-cell office:value-type="string">
            <text:p>Svalbard and Jan Mayen Islands </text:p>
          </table:table-cell>
          <table:table-cell office:value-type="string">
            <text:p>SJM 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Swaziland </text:p>
          </table:table-cell>
          <table:table-cell office:value-type="string">
            <text:p>SWZ 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Sweden </text:p>
          </table:table-cell>
          <table:table-cell office:value-type="string">
            <text:p>SWE 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Switzerland </text:p>
          </table:table-cell>
          <table:table-cell office:value-type="string">
            <text:p>CHE 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Syrian Arab Republic </text:p>
          </table:table-cell>
          <table:table-cell office:value-type="string">
            <text:p>SYR 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Tajikistan </text:p>
          </table:table-cell>
          <table:table-cell office:value-type="string">
            <text:p>TJK 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Thailand </text:p>
          </table:table-cell>
          <table:table-cell office:value-type="string">
            <text:p>THA </text:p>
          </table:table-cell>
        </table:table-row>
        <table:table-row table:style-name="ro4">
          <table:table-cell office:value-type="float" office:value="807">
            <text:p>807</text:p>
          </table:table-cell>
          <table:table-cell office:value-type="string">
            <text:p>The former Yugoslav Republic of Macedonia </text:p>
          </table:table-cell>
          <table:table-cell office:value-type="string">
            <text:p>MKD 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Timor-Leste</text:p>
          </table:table-cell>
          <table:table-cell office:value-type="string">
            <text:p>TLS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Togo </text:p>
          </table:table-cell>
          <table:table-cell office:value-type="string">
            <text:p>TGO 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Tokelau </text:p>
          </table:table-cell>
          <table:table-cell office:value-type="string">
            <text:p>TKL 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Tonga </text:p>
          </table:table-cell>
          <table:table-cell office:value-type="string">
            <text:p>TON 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Trinidad and Tobago </text:p>
          </table:table-cell>
          <table:table-cell office:value-type="string">
            <text:p>TTO 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Tunisia </text:p>
          </table:table-cell>
          <table:table-cell office:value-type="string">
            <text:p>TUN 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Turkey </text:p>
          </table:table-cell>
          <table:table-cell office:value-type="string">
            <text:p>TUR 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Turkmenistan </text:p>
          </table:table-cell>
          <table:table-cell office:value-type="string">
            <text:p>TKM </text:p>
          </table:table-cell>
        </table:table-row>
        <table:table-row table:style-name="ro2">
          <table:table-cell office:value-type="float" office:value="796">
            <text:p>796</text:p>
          </table:table-cell>
          <table:table-cell office:value-type="string">
            <text:p>Turks and Caicos Islands </text:p>
          </table:table-cell>
          <table:table-cell office:value-type="string">
            <text:p>TCA 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Tuvalu </text:p>
          </table:table-cell>
          <table:table-cell office:value-type="string">
            <text:p>TUV 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Uganda </text:p>
          </table:table-cell>
          <table:table-cell office:value-type="string">
            <text:p>UGA 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Ukraine </text:p>
          </table:table-cell>
          <table:table-cell office:value-type="string">
            <text:p>UKR 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United Arab Emirates </text:p>
          </table:table-cell>
          <table:table-cell office:value-type="string">
            <text:p>ARE </text:p>
          </table:table-cell>
        </table:table-row>
        <table:table-row table:style-name="ro5">
          <table:table-cell office:value-type="float" office:value="826">
            <text:p>826</text:p>
          </table:table-cell>
          <table:table-cell office:value-type="string">
            <text:p>United Kingdom of Great Britain and Northern Ireland</text:p>
          </table:table-cell>
          <table:table-cell office:value-type="string">
            <text:p>GBR </text:p>
          </table:table-cell>
        </table:table-row>
        <table:table-row table:style-name="ro3">
          <table:table-cell office:value-type="float" office:value="834">
            <text:p>834</text:p>
          </table:table-cell>
          <table:table-cell office:value-type="string">
            <text:p>United Republic of Tanzania </text:p>
          </table:table-cell>
          <table:table-cell office:value-type="string">
            <text:p>TZA 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United States of America</text:p>
          </table:table-cell>
          <table:table-cell office:value-type="string">
            <text:p>USA 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United States Virgin Islands </text:p>
          </table:table-cell>
          <table:table-cell office:value-type="string">
            <text:p>VIR 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Uruguay </text:p>
          </table:table-cell>
          <table:table-cell office:value-type="string">
            <text:p>URY 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Uzbekistan </text:p>
          </table:table-cell>
          <table:table-cell office:value-type="string">
            <text:p>UZB 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Vanuatu </text:p>
          </table:table-cell>
          <table:table-cell office:value-type="string">
            <text:p>VUT </text:p>
          </table:table-cell>
        </table:table-row>
        <table:table-row table:style-name="ro3">
          <table:table-cell office:value-type="float" office:value="862">
            <text:p>862</text:p>
          </table:table-cell>
          <table:table-cell office:value-type="string">
            <text:p>Venezuela (Bolivarian Republic of)</text:p>
          </table:table-cell>
          <table:table-cell office:value-type="string">
            <text:p>VEN 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Viet Nam </text:p>
          </table:table-cell>
          <table:table-cell office:value-type="string">
            <text:p>VNM </text:p>
          </table:table-cell>
        </table:table-row>
        <table:table-row table:style-name="ro3">
          <table:table-cell office:value-type="float" office:value="876">
            <text:p>876</text:p>
          </table:table-cell>
          <table:table-cell office:value-type="string">
            <text:p>Wallis and Futuna Islands </text:p>
          </table:table-cell>
          <table:table-cell office:value-type="string">
            <text:p>WLF 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office:value-type="string">
            <text:p>Western Sahara </text:p>
          </table:table-cell>
          <table:table-cell office:value-type="string">
            <text:p>ESH 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Yemen </text:p>
          </table:table-cell>
          <table:table-cell office:value-type="string">
            <text:p>YEM 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Zambia </text:p>
          </table:table-cell>
          <table:table-cell office:value-type="string">
            <text:p>ZMB 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Zimbabwe </text:p>
          </table:table-cell>
          <table:table-cell office:value-type="string">
            <text:p>ZW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20:49:08</meta:creation-date>
    <dc:date>2014-05-16T20:51:04</dc:date>
    <meta:editing-duration>P0D</meta:editing-duration>
    <meta:editing-cycles>1</meta:editing-cycles>
    <meta:document-statistic meta:table-count="1" meta:cell-count="725" meta:object-count="0"/>
    <meta:generator>LibreOffice/4.0.4.2$Linux_X86_64 LibreOffice_project/400m0$Build-2</meta:generator>
  </office:meta>
</office:document-meta>
</file>